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3 月 底" calcext:value-type="string" table:number-columns-spanned="11" table:number-rows-spanned="1">
            <text:p><text:s text:c="4"/>中 華 民 國 98 年 3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058550" calcext:value-type="float">
            <text:p><text:s text:c="3"/>23,058,550</text:p>
          </table:table-cell>
          <table:table-cell table:style-name="ce15" office:value-type="float" office:value="1024900" calcext:value-type="float">
            <text:p><text:s text:c="3"/>1,024,900</text:p>
          </table:table-cell>
          <table:table-cell table:style-name="ce25" office:value-type="float" office:value="4.44477211273042" calcext:value-type="float">
            <text:p><text:s text:c="3"/>4.44</text:p>
          </table:table-cell>
          <table:table-cell table:style-name="ce15" office:value-type="float" office:value="1492908" calcext:value-type="float">
            <text:p><text:s text:c="3"/>1,492,908</text:p>
          </table:table-cell>
          <table:table-cell table:style-name="ce25" office:value-type="float" office:value="6.47442271955522" calcext:value-type="float">
            <text:p><text:s text:c="3"/>6.47</text:p>
          </table:table-cell>
          <table:table-cell table:style-name="ce15" office:value-type="float" office:value="2911283" calcext:value-type="float">
            <text:p><text:s text:c="3"/>2,911,283</text:p>
          </table:table-cell>
          <table:table-cell table:style-name="ce25" office:value-type="float" office:value="12.6256117578946" calcext:value-type="float">
            <text:p><text:s text:c="3"/>12.63</text:p>
          </table:table-cell>
          <table:table-cell table:style-name="ce33" office:value-type="float" office:value="1933289" calcext:value-type="float">
            <text:p><text:s text:c="3"/>1,933,289</text:p>
          </table:table-cell>
          <table:table-cell table:style-name="ce25" office:value-type="float" office:value="8.38426093574834" calcext:value-type="float">
            <text:p><text:s text:c="3"/>8.38</text:p>
          </table:table-cell>
          <table:table-cell table:style-name="ce40" office:value-type="float" office:value="17568815" calcext:value-type="float">
            <text:p><text:s text:c="3"/>17,568,815</text:p>
          </table:table-cell>
          <table:table-cell table:style-name="ce25" office:value-type="float" office:value="76.1921933512732" calcext:value-type="float">
            <text:p><text:s text:c="3"/>76.19</text:p>
          </table:table-cell>
          <table:table-cell table:style-name="ce40" office:value-type="float" office:value="2416465" calcext:value-type="float">
            <text:p><text:s text:c="3"/>2,416,465</text:p>
          </table:table-cell>
          <table:table-cell table:style-name="ce51" office:value-type="float" office:value="10.4796919147128" calcext:value-type="float">
            <text:p><text:s text:c="3"/>10.4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2962525" calcext:value-type="float">
            <text:p><text:s text:c="3"/>22,962,525</text:p>
          </table:table-cell>
          <table:table-cell table:style-name="ce16" office:value-type="float" office:value="1019993" calcext:value-type="float">
            <text:p><text:s text:c="3"/>1,019,993</text:p>
          </table:table-cell>
          <table:table-cell table:style-name="ce26" office:value-type="float" office:value="4.44198972020716" calcext:value-type="float">
            <text:p><text:s text:c="3"/>4.44</text:p>
          </table:table-cell>
          <table:table-cell table:style-name="ce16" office:value-type="float" office:value="1486359" calcext:value-type="float">
            <text:p><text:s text:c="3"/>1,486,359</text:p>
          </table:table-cell>
          <table:table-cell table:style-name="ce26" office:value-type="float" office:value="6.47297716605643" calcext:value-type="float">
            <text:p><text:s text:c="3"/>6.47</text:p>
          </table:table-cell>
          <table:table-cell table:style-name="ce16" office:value-type="float" office:value="2900549" calcext:value-type="float">
            <text:p><text:s text:c="3"/>2,900,549</text:p>
          </table:table-cell>
          <table:table-cell table:style-name="ce26" office:value-type="float" office:value="12.6316639829461" calcext:value-type="float">
            <text:p><text:s text:c="3"/>12.63</text:p>
          </table:table-cell>
          <table:table-cell table:style-name="ce34" office:value-type="float" office:value="1927438" calcext:value-type="float">
            <text:p><text:s text:c="3"/>1,927,438</text:p>
          </table:table-cell>
          <table:table-cell table:style-name="ce26" office:value-type="float" office:value="8.39384170512607" calcext:value-type="float">
            <text:p><text:s text:c="3"/>8.39</text:p>
          </table:table-cell>
          <table:table-cell table:style-name="ce41" office:value-type="float" office:value="17491995" calcext:value-type="float">
            <text:p><text:s text:c="3"/>17,491,995</text:p>
          </table:table-cell>
          <table:table-cell table:style-name="ce26" office:value-type="float" office:value="76.1762698135331" calcext:value-type="float">
            <text:p><text:s text:c="3"/>76.18</text:p>
          </table:table-cell>
          <table:table-cell table:style-name="ce41" office:value-type="float" office:value="2404637" calcext:value-type="float">
            <text:p><text:s text:c="3"/>2,404,637</text:p>
          </table:table-cell>
          <table:table-cell table:style-name="ce52" office:value-type="float" office:value="10.4720060185019" calcext:value-type="float">
            <text:p><text:s text:c="3"/>10.4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16011" calcext:value-type="float">
            <text:p><text:s text:c="3"/>18,816,011</text:p>
          </table:table-cell>
          <table:table-cell table:style-name="ce16" office:value-type="float" office:value="849088" calcext:value-type="float">
            <text:p><text:s text:c="3"/>849,088</text:p>
          </table:table-cell>
          <table:table-cell table:style-name="ce26" office:value-type="float" office:value="4.51258239591803" calcext:value-type="float">
            <text:p><text:s text:c="3"/>4.51</text:p>
          </table:table-cell>
          <table:table-cell table:style-name="ce16" office:value-type="float" office:value="1239047" calcext:value-type="float">
            <text:p><text:s text:c="3"/>1,239,047</text:p>
          </table:table-cell>
          <table:table-cell table:style-name="ce26" office:value-type="float" office:value="6.58506736629778" calcext:value-type="float">
            <text:p><text:s text:c="3"/>6.59</text:p>
          </table:table-cell>
          <table:table-cell table:style-name="ce16" office:value-type="float" office:value="2414794" calcext:value-type="float">
            <text:p><text:s text:c="3"/>2,414,794</text:p>
          </table:table-cell>
          <table:table-cell table:style-name="ce26" office:value-type="float" office:value="12.8337191129406" calcext:value-type="float">
            <text:p><text:s text:c="3"/>12.83</text:p>
          </table:table-cell>
          <table:table-cell table:style-name="ce34" office:value-type="float" office:value="1604922" calcext:value-type="float">
            <text:p><text:s text:c="3"/>1,604,922</text:p>
          </table:table-cell>
          <table:table-cell table:style-name="ce26" office:value-type="float" office:value="8.52955496252633" calcext:value-type="float">
            <text:p><text:s text:c="3"/>8.53</text:p>
          </table:table-cell>
          <table:table-cell table:style-name="ce41" office:value-type="float" office:value="14257571" calcext:value-type="float">
            <text:p><text:s text:c="3"/>14,257,571</text:p>
          </table:table-cell>
          <table:table-cell table:style-name="ce26" office:value-type="float" office:value="75.7736111017367" calcext:value-type="float">
            <text:p><text:s text:c="3"/>75.77</text:p>
          </table:table-cell>
          <table:table-cell table:style-name="ce41" office:value-type="float" office:value="1932258" calcext:value-type="float">
            <text:p><text:s text:c="3"/>1,932,258</text:p>
          </table:table-cell>
          <table:table-cell table:style-name="ce52" office:value-type="float" office:value="10.2692223128484" calcext:value-type="float">
            <text:p><text:s text:c="3"/>10.2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43790" calcext:value-type="float">
            <text:p><text:s text:c="3"/>3,843,790</text:p>
          </table:table-cell>
          <table:table-cell table:style-name="ce17" office:value-type="float" office:value="165651" calcext:value-type="float">
            <text:p><text:s text:c="3"/>165,651</text:p>
          </table:table-cell>
          <table:table-cell table:style-name="ce27" office:value-type="float" office:value="4.30957466458886" calcext:value-type="float">
            <text:p><text:s text:c="3"/>4.31</text:p>
          </table:table-cell>
          <table:table-cell table:style-name="ce17" office:value-type="float" office:value="241651" calcext:value-type="float">
            <text:p><text:s text:c="3"/>241,651</text:p>
          </table:table-cell>
          <table:table-cell table:style-name="ce27" office:value-type="float" office:value="6.2867898610486" calcext:value-type="float">
            <text:p><text:s text:c="3"/>6.29</text:p>
          </table:table-cell>
          <table:table-cell table:style-name="ce17" office:value-type="float" office:value="469534" calcext:value-type="float">
            <text:p><text:s text:c="3"/>469,534</text:p>
          </table:table-cell>
          <table:table-cell table:style-name="ce27" office:value-type="float" office:value="12.2153915796649" calcext:value-type="float">
            <text:p><text:s text:c="3"/>12.22</text:p>
          </table:table-cell>
          <table:table-cell table:style-name="ce35" office:value-type="float" office:value="320166" calcext:value-type="float">
            <text:p><text:s text:c="3"/>320,166</text:p>
          </table:table-cell>
          <table:table-cell table:style-name="ce27" office:value-type="float" office:value="8.32943527091751" calcext:value-type="float">
            <text:p><text:s text:c="3"/>8.33</text:p>
          </table:table-cell>
          <table:table-cell table:style-name="ce42" office:value-type="float" office:value="2942921" calcext:value-type="float">
            <text:p><text:s text:c="3"/>2,942,921</text:p>
          </table:table-cell>
          <table:table-cell table:style-name="ce27" office:value-type="float" office:value="76.5630016207961" calcext:value-type="float">
            <text:p><text:s text:c="3"/>76.56</text:p>
          </table:table-cell>
          <table:table-cell table:style-name="ce35" office:value-type="float" office:value="300748" calcext:value-type="float">
            <text:p><text:s text:c="3"/>300,748</text:p>
          </table:table-cell>
          <table:table-cell table:style-name="ce53" office:value-type="float" office:value="7.82425678822204" calcext:value-type="float">
            <text:p><text:s text:c="3"/>7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908" calcext:value-type="float">
            <text:p><text:s text:c="3"/>460,908</text:p>
          </table:table-cell>
          <table:table-cell table:style-name="ce17" office:value-type="float" office:value="19121" calcext:value-type="float">
            <text:p><text:s text:c="3"/>19,121</text:p>
          </table:table-cell>
          <table:table-cell table:style-name="ce27" office:value-type="float" office:value="4.1485502529789" calcext:value-type="float">
            <text:p><text:s text:c="3"/>4.15</text:p>
          </table:table-cell>
          <table:table-cell table:style-name="ce17" office:value-type="float" office:value="28087" calcext:value-type="float">
            <text:p><text:s text:c="3"/>28,087</text:p>
          </table:table-cell>
          <table:table-cell table:style-name="ce27" office:value-type="float" office:value="6.09384085327224" calcext:value-type="float">
            <text:p><text:s text:c="3"/>6.09</text:p>
          </table:table-cell>
          <table:table-cell table:style-name="ce17" office:value-type="float" office:value="55980" calcext:value-type="float">
            <text:p><text:s text:c="3"/>55,980</text:p>
          </table:table-cell>
          <table:table-cell table:style-name="ce27" office:value-type="float" office:value="12.1455908771382" calcext:value-type="float">
            <text:p><text:s text:c="3"/>12.15</text:p>
          </table:table-cell>
          <table:table-cell table:style-name="ce35" office:value-type="float" office:value="40298" calcext:value-type="float">
            <text:p><text:s text:c="3"/>40,298</text:p>
          </table:table-cell>
          <table:table-cell table:style-name="ce27" office:value-type="float" office:value="8.74317651244934" calcext:value-type="float">
            <text:p><text:s text:c="3"/>8.74</text:p>
          </table:table-cell>
          <table:table-cell table:style-name="ce42" office:value-type="float" office:value="351130" calcext:value-type="float">
            <text:p><text:s text:c="3"/>351,130</text:p>
          </table:table-cell>
          <table:table-cell table:style-name="ce27" office:value-type="float" office:value="76.1822315950255" calcext:value-type="float">
            <text:p><text:s text:c="3"/>76.18</text:p>
          </table:table-cell>
          <table:table-cell table:style-name="ce35" office:value-type="float" office:value="59377" calcext:value-type="float">
            <text:p><text:s text:c="3"/>59,377</text:p>
          </table:table-cell>
          <table:table-cell table:style-name="ce53" office:value-type="float" office:value="12.8826143178248" calcext:value-type="float">
            <text:p><text:s text:c="3"/>12.8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63546" calcext:value-type="float">
            <text:p><text:s text:c="3"/>1,963,546</text:p>
          </table:table-cell>
          <table:table-cell table:style-name="ce17" office:value-type="float" office:value="100413" calcext:value-type="float">
            <text:p><text:s text:c="3"/>100,413</text:p>
          </table:table-cell>
          <table:table-cell table:style-name="ce27" office:value-type="float" office:value="5.1138603322764" calcext:value-type="float">
            <text:p><text:s text:c="3"/>5.11</text:p>
          </table:table-cell>
          <table:table-cell table:style-name="ce17" office:value-type="float" office:value="148107" calcext:value-type="float">
            <text:p><text:s text:c="3"/>148,107</text:p>
          </table:table-cell>
          <table:table-cell table:style-name="ce27" office:value-type="float" office:value="7.54283322112138" calcext:value-type="float">
            <text:p><text:s text:c="3"/>7.54</text:p>
          </table:table-cell>
          <table:table-cell table:style-name="ce17" office:value-type="float" office:value="290392" calcext:value-type="float">
            <text:p><text:s text:c="3"/>290,392</text:p>
          </table:table-cell>
          <table:table-cell table:style-name="ce27" office:value-type="float" office:value="14.7891620568095" calcext:value-type="float">
            <text:p><text:s text:c="3"/>14.79</text:p>
          </table:table-cell>
          <table:table-cell table:style-name="ce35" office:value-type="float" office:value="183869" calcext:value-type="float">
            <text:p><text:s text:c="3"/>183,869</text:p>
          </table:table-cell>
          <table:table-cell table:style-name="ce27" office:value-type="float" office:value="9.36412999746377" calcext:value-type="float">
            <text:p><text:s text:c="3"/>9.36</text:p>
          </table:table-cell>
          <table:table-cell table:style-name="ce42" office:value-type="float" office:value="1430453" calcext:value-type="float">
            <text:p><text:s text:c="3"/>1,430,453</text:p>
          </table:table-cell>
          <table:table-cell table:style-name="ce27" office:value-type="float" office:value="72.8504959904173" calcext:value-type="float">
            <text:p><text:s text:c="3"/>72.85</text:p>
          </table:table-cell>
          <table:table-cell table:style-name="ce35" office:value-type="float" office:value="158709" calcext:value-type="float">
            <text:p><text:s text:c="3"/>158,709</text:p>
          </table:table-cell>
          <table:table-cell table:style-name="ce53" office:value-type="float" office:value="8.0827747350966" calcext:value-type="float">
            <text:p><text:s text:c="3"/>8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4768" calcext:value-type="float">
            <text:p><text:s text:c="3"/>504,768</text:p>
          </table:table-cell>
          <table:table-cell table:style-name="ce17" office:value-type="float" office:value="30358" calcext:value-type="float">
            <text:p><text:s text:c="3"/>30,358</text:p>
          </table:table-cell>
          <table:table-cell table:style-name="ce27" office:value-type="float" office:value="6.0142481298339" calcext:value-type="float">
            <text:p><text:s text:c="3"/>6.01</text:p>
          </table:table-cell>
          <table:table-cell table:style-name="ce17" office:value-type="float" office:value="43149" calcext:value-type="float">
            <text:p><text:s text:c="3"/>43,149</text:p>
          </table:table-cell>
          <table:table-cell table:style-name="ce27" office:value-type="float" office:value="8.54828356789654" calcext:value-type="float">
            <text:p><text:s text:c="3"/>8.55</text:p>
          </table:table-cell>
          <table:table-cell table:style-name="ce17" office:value-type="float" office:value="78362" calcext:value-type="float">
            <text:p><text:s text:c="3"/>78,362</text:p>
          </table:table-cell>
          <table:table-cell table:style-name="ce27" office:value-type="float" office:value="15.5243597058451" calcext:value-type="float">
            <text:p><text:s text:c="3"/>15.52</text:p>
          </table:table-cell>
          <table:table-cell table:style-name="ce35" office:value-type="float" office:value="44759" calcext:value-type="float">
            <text:p><text:s text:c="3"/>44,759</text:p>
          </table:table-cell>
          <table:table-cell table:style-name="ce27" office:value-type="float" office:value="8.8672419804742" calcext:value-type="float">
            <text:p><text:s text:c="3"/>8.87</text:p>
          </table:table-cell>
          <table:table-cell table:style-name="ce42" office:value-type="float" office:value="367372" calcext:value-type="float">
            <text:p><text:s text:c="3"/>367,372</text:p>
          </table:table-cell>
          <table:table-cell table:style-name="ce27" office:value-type="float" office:value="72.7803664257639" calcext:value-type="float">
            <text:p><text:s text:c="3"/>72.78</text:p>
          </table:table-cell>
          <table:table-cell table:style-name="ce35" office:value-type="float" office:value="56624" calcext:value-type="float">
            <text:p><text:s text:c="3"/>56,624</text:p>
          </table:table-cell>
          <table:table-cell table:style-name="ce53" office:value-type="float" office:value="11.2178268036009" calcext:value-type="float">
            <text:p><text:s text:c="3"/>11.2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644" calcext:value-type="float">
            <text:p><text:s text:c="3"/>560,644</text:p>
          </table:table-cell>
          <table:table-cell table:style-name="ce17" office:value-type="float" office:value="25702" calcext:value-type="float">
            <text:p><text:s text:c="3"/>25,702</text:p>
          </table:table-cell>
          <table:table-cell table:style-name="ce27" office:value-type="float" office:value="4.58437083068757" calcext:value-type="float">
            <text:p><text:s text:c="3"/>4.58</text:p>
          </table:table-cell>
          <table:table-cell table:style-name="ce17" office:value-type="float" office:value="37603" calcext:value-type="float">
            <text:p><text:s text:c="3"/>37,603</text:p>
          </table:table-cell>
          <table:table-cell table:style-name="ce27" office:value-type="float" office:value="6.70710825407924" calcext:value-type="float">
            <text:p><text:s text:c="3"/>6.71</text:p>
          </table:table-cell>
          <table:table-cell table:style-name="ce17" office:value-type="float" office:value="71563" calcext:value-type="float">
            <text:p><text:s text:c="3"/>71,563</text:p>
          </table:table-cell>
          <table:table-cell table:style-name="ce27" office:value-type="float" office:value="12.764428050599" calcext:value-type="float">
            <text:p><text:s text:c="3"/>12.76</text:p>
          </table:table-cell>
          <table:table-cell table:style-name="ce35" office:value-type="float" office:value="47463" calcext:value-type="float">
            <text:p><text:s text:c="3"/>47,463</text:p>
          </table:table-cell>
          <table:table-cell table:style-name="ce27" office:value-type="float" office:value="8.46580004423485" calcext:value-type="float">
            <text:p><text:s text:c="3"/>8.47</text:p>
          </table:table-cell>
          <table:table-cell table:style-name="ce42" office:value-type="float" office:value="425033" calcext:value-type="float">
            <text:p><text:s text:c="3"/>425,033</text:p>
          </table:table-cell>
          <table:table-cell table:style-name="ce27" office:value-type="float" office:value="75.811566698297" calcext:value-type="float">
            <text:p><text:s text:c="3"/>75.81</text:p>
          </table:table-cell>
          <table:table-cell table:style-name="ce35" office:value-type="float" office:value="74166" calcext:value-type="float">
            <text:p><text:s text:c="3"/>74,166</text:p>
          </table:table-cell>
          <table:table-cell table:style-name="ce53" office:value-type="float" office:value="13.2287155485477" calcext:value-type="float">
            <text:p><text:s text:c="3"/>13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9454" calcext:value-type="float">
            <text:p><text:s text:c="3"/>1,559,454</text:p>
          </table:table-cell>
          <table:table-cell table:style-name="ce17" office:value-type="float" office:value="75784" calcext:value-type="float">
            <text:p><text:s text:c="3"/>75,784</text:p>
          </table:table-cell>
          <table:table-cell table:style-name="ce27" office:value-type="float" office:value="4.85964959530708" calcext:value-type="float">
            <text:p><text:s text:c="3"/>4.86</text:p>
          </table:table-cell>
          <table:table-cell table:style-name="ce17" office:value-type="float" office:value="110338" calcext:value-type="float">
            <text:p><text:s text:c="3"/>110,338</text:p>
          </table:table-cell>
          <table:table-cell table:style-name="ce27" office:value-type="float" office:value="7.07542511673958" calcext:value-type="float">
            <text:p><text:s text:c="3"/>7.08</text:p>
          </table:table-cell>
          <table:table-cell table:style-name="ce17" office:value-type="float" office:value="214491" calcext:value-type="float">
            <text:p><text:s text:c="3"/>214,491</text:p>
          </table:table-cell>
          <table:table-cell table:style-name="ce27" office:value-type="float" office:value="13.754237059894" calcext:value-type="float">
            <text:p><text:s text:c="3"/>13.75</text:p>
          </table:table-cell>
          <table:table-cell table:style-name="ce35" office:value-type="float" office:value="143480" calcext:value-type="float">
            <text:p><text:s text:c="3"/>143,480</text:p>
          </table:table-cell>
          <table:table-cell table:style-name="ce27" office:value-type="float" office:value="9.20065612708038" calcext:value-type="float">
            <text:p><text:s text:c="3"/>9.20</text:p>
          </table:table-cell>
          <table:table-cell table:style-name="ce42" office:value-type="float" office:value="1153052" calcext:value-type="float">
            <text:p><text:s text:c="3"/>1,153,052</text:p>
          </table:table-cell>
          <table:table-cell table:style-name="ce27" office:value-type="float" office:value="73.9394685575849" calcext:value-type="float">
            <text:p><text:s text:c="3"/>73.94</text:p>
          </table:table-cell>
          <table:table-cell table:style-name="ce35" office:value-type="float" office:value="135984" calcext:value-type="float">
            <text:p><text:s text:c="3"/>135,984</text:p>
          </table:table-cell>
          <table:table-cell table:style-name="ce53" office:value-type="float" office:value="8.71997506819695" calcext:value-type="float">
            <text:p><text:s text:c="3"/>8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981" calcext:value-type="float">
            <text:p><text:s text:c="3"/>1,312,981</text:p>
          </table:table-cell>
          <table:table-cell table:style-name="ce17" office:value-type="float" office:value="62026" calcext:value-type="float">
            <text:p><text:s text:c="3"/>62,026</text:p>
          </table:table-cell>
          <table:table-cell table:style-name="ce27" office:value-type="float" office:value="4.72405922096359" calcext:value-type="float">
            <text:p><text:s text:c="3"/>4.72</text:p>
          </table:table-cell>
          <table:table-cell table:style-name="ce17" office:value-type="float" office:value="90281" calcext:value-type="float">
            <text:p><text:s text:c="3"/>90,281</text:p>
          </table:table-cell>
          <table:table-cell table:style-name="ce27" office:value-type="float" office:value="6.87603247876397" calcext:value-type="float">
            <text:p><text:s text:c="3"/>6.88</text:p>
          </table:table-cell>
          <table:table-cell table:style-name="ce17" office:value-type="float" office:value="173357" calcext:value-type="float">
            <text:p><text:s text:c="3"/>173,357</text:p>
          </table:table-cell>
          <table:table-cell table:style-name="ce27" office:value-type="float" office:value="13.203313680853" calcext:value-type="float">
            <text:p><text:s text:c="3"/>13.20</text:p>
          </table:table-cell>
          <table:table-cell table:style-name="ce35" office:value-type="float" office:value="110999" calcext:value-type="float">
            <text:p><text:s text:c="3"/>110,999</text:p>
          </table:table-cell>
          <table:table-cell table:style-name="ce27" office:value-type="float" office:value="8.45396848850059" calcext:value-type="float">
            <text:p><text:s text:c="3"/>8.45</text:p>
          </table:table-cell>
          <table:table-cell table:style-name="ce42" office:value-type="float" office:value="990010" calcext:value-type="float">
            <text:p><text:s text:c="3"/>990,010</text:p>
          </table:table-cell>
          <table:table-cell table:style-name="ce27" office:value-type="float" office:value="75.4017004054133" calcext:value-type="float">
            <text:p><text:s text:c="3"/>75.40</text:p>
          </table:table-cell>
          <table:table-cell table:style-name="ce35" office:value-type="float" office:value="155638" calcext:value-type="float">
            <text:p><text:s text:c="3"/>155,638</text:p>
          </table:table-cell>
          <table:table-cell table:style-name="ce53" office:value-type="float" office:value="11.8537892018239" calcext:value-type="float">
            <text:p><text:s text:c="3"/>11.8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1630" calcext:value-type="float">
            <text:p><text:s text:c="3"/>531,630</text:p>
          </table:table-cell>
          <table:table-cell table:style-name="ce17" office:value-type="float" office:value="22228" calcext:value-type="float">
            <text:p><text:s text:c="3"/>22,228</text:p>
          </table:table-cell>
          <table:table-cell table:style-name="ce27" office:value-type="float" office:value="4.18110339898049" calcext:value-type="float">
            <text:p><text:s text:c="3"/>4.18</text:p>
          </table:table-cell>
          <table:table-cell table:style-name="ce17" office:value-type="float" office:value="32508" calcext:value-type="float">
            <text:p><text:s text:c="3"/>32,508</text:p>
          </table:table-cell>
          <table:table-cell table:style-name="ce27" office:value-type="float" office:value="6.11477907567293" calcext:value-type="float">
            <text:p><text:s text:c="3"/>6.11</text:p>
          </table:table-cell>
          <table:table-cell table:style-name="ce17" office:value-type="float" office:value="64024" calcext:value-type="float">
            <text:p><text:s text:c="3"/>64,024</text:p>
          </table:table-cell>
          <table:table-cell table:style-name="ce27" office:value-type="float" office:value="12.04296221056" calcext:value-type="float">
            <text:p><text:s text:c="3"/>12.04</text:p>
          </table:table-cell>
          <table:table-cell table:style-name="ce35" office:value-type="float" office:value="44423" calcext:value-type="float">
            <text:p><text:s text:c="3"/>44,423</text:p>
          </table:table-cell>
          <table:table-cell table:style-name="ce27" office:value-type="float" office:value="8.35599947331791" calcext:value-type="float">
            <text:p><text:s text:c="3"/>8.36</text:p>
          </table:table-cell>
          <table:table-cell table:style-name="ce42" office:value-type="float" office:value="408172" calcext:value-type="float">
            <text:p><text:s text:c="3"/>408,172</text:p>
          </table:table-cell>
          <table:table-cell table:style-name="ce27" office:value-type="float" office:value="76.7774580065083" calcext:value-type="float">
            <text:p><text:s text:c="3"/>76.78</text:p>
          </table:table-cell>
          <table:table-cell table:style-name="ce35" office:value-type="float" office:value="70445" calcext:value-type="float">
            <text:p><text:s text:c="3"/>70,445</text:p>
          </table:table-cell>
          <table:table-cell table:style-name="ce53" office:value-type="float" office:value="13.2507571055057" calcext:value-type="float">
            <text:p><text:s text:c="3"/>13.2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3274" calcext:value-type="float">
            <text:p><text:s text:c="3"/>723,274</text:p>
          </table:table-cell>
          <table:table-cell table:style-name="ce17" office:value-type="float" office:value="31992" calcext:value-type="float">
            <text:p><text:s text:c="3"/>31,992</text:p>
          </table:table-cell>
          <table:table-cell table:style-name="ce27" office:value-type="float" office:value="4.42321996919563" calcext:value-type="float">
            <text:p><text:s text:c="3"/>4.42</text:p>
          </table:table-cell>
          <table:table-cell table:style-name="ce17" office:value-type="float" office:value="46569" calcext:value-type="float">
            <text:p><text:s text:c="3"/>46,569</text:p>
          </table:table-cell>
          <table:table-cell table:style-name="ce27" office:value-type="float" office:value="6.43863874548235" calcext:value-type="float">
            <text:p><text:s text:c="3"/>6.44</text:p>
          </table:table-cell>
          <table:table-cell table:style-name="ce17" office:value-type="float" office:value="89561" calcext:value-type="float">
            <text:p><text:s text:c="3"/>89,561</text:p>
          </table:table-cell>
          <table:table-cell table:style-name="ce27" office:value-type="float" office:value="12.382720794609" calcext:value-type="float">
            <text:p><text:s text:c="3"/>12.38</text:p>
          </table:table-cell>
          <table:table-cell table:style-name="ce35" office:value-type="float" office:value="54798" calcext:value-type="float">
            <text:p><text:s text:c="3"/>54,798</text:p>
          </table:table-cell>
          <table:table-cell table:style-name="ce27" office:value-type="float" office:value="7.57638184145981" calcext:value-type="float">
            <text:p><text:s text:c="3"/>7.58</text:p>
          </table:table-cell>
          <table:table-cell table:style-name="ce42" office:value-type="float" office:value="560871" calcext:value-type="float">
            <text:p><text:s text:c="3"/>560,871</text:p>
          </table:table-cell>
          <table:table-cell table:style-name="ce27" office:value-type="float" office:value="77.5461305120881" calcext:value-type="float">
            <text:p><text:s text:c="3"/>77.55</text:p>
          </table:table-cell>
          <table:table-cell table:style-name="ce35" office:value-type="float" office:value="106909" calcext:value-type="float">
            <text:p><text:s text:c="3"/>106,909</text:p>
          </table:table-cell>
          <table:table-cell table:style-name="ce53" office:value-type="float" office:value="14.7812585548492" calcext:value-type="float">
            <text:p><text:s text:c="3"/>14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8039" calcext:value-type="float">
            <text:p><text:s text:c="3"/>548,039</text:p>
          </table:table-cell>
          <table:table-cell table:style-name="ce17" office:value-type="float" office:value="23431" calcext:value-type="float">
            <text:p><text:s text:c="3"/>23,431</text:p>
          </table:table-cell>
          <table:table-cell table:style-name="ce27" office:value-type="float" office:value="4.27542565401367" calcext:value-type="float">
            <text:p><text:s text:c="3"/>4.28</text:p>
          </table:table-cell>
          <table:table-cell table:style-name="ce17" office:value-type="float" office:value="33869" calcext:value-type="float">
            <text:p><text:s text:c="3"/>33,869</text:p>
          </table:table-cell>
          <table:table-cell table:style-name="ce27" office:value-type="float" office:value="6.18003463257177" calcext:value-type="float">
            <text:p><text:s text:c="3"/>6.18</text:p>
          </table:table-cell>
          <table:table-cell table:style-name="ce17" office:value-type="float" office:value="63835" calcext:value-type="float">
            <text:p><text:s text:c="3"/>63,835</text:p>
          </table:table-cell>
          <table:table-cell table:style-name="ce27" office:value-type="float" office:value="11.6478936718007" calcext:value-type="float">
            <text:p><text:s text:c="3"/>11.65</text:p>
          </table:table-cell>
          <table:table-cell table:style-name="ce35" office:value-type="float" office:value="40242" calcext:value-type="float">
            <text:p><text:s text:c="3"/>40,242</text:p>
          </table:table-cell>
          <table:table-cell table:style-name="ce27" office:value-type="float" office:value="7.3429080777098" calcext:value-type="float">
            <text:p><text:s text:c="3"/>7.34</text:p>
          </table:table-cell>
          <table:table-cell table:style-name="ce42" office:value-type="float" office:value="429725" calcext:value-type="float">
            <text:p><text:s text:c="3"/>429,725</text:p>
          </table:table-cell>
          <table:table-cell table:style-name="ce27" office:value-type="float" office:value="78.4113904302431" calcext:value-type="float">
            <text:p><text:s text:c="3"/>78.41</text:p>
          </table:table-cell>
          <table:table-cell table:style-name="ce35" office:value-type="float" office:value="84529" calcext:value-type="float">
            <text:p><text:s text:c="3"/>84,529</text:p>
          </table:table-cell>
          <table:table-cell table:style-name="ce53" office:value-type="float" office:value="15.4239023135215" calcext:value-type="float">
            <text:p><text:s text:c="3"/>15.4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289" calcext:value-type="float">
            <text:p><text:s text:c="3"/>1,104,289</text:p>
          </table:table-cell>
          <table:table-cell table:style-name="ce17" office:value-type="float" office:value="43864" calcext:value-type="float">
            <text:p><text:s text:c="3"/>43,864</text:p>
          </table:table-cell>
          <table:table-cell table:style-name="ce27" office:value-type="float" office:value="3.97214859515942" calcext:value-type="float">
            <text:p><text:s text:c="3"/>3.97</text:p>
          </table:table-cell>
          <table:table-cell table:style-name="ce17" office:value-type="float" office:value="63533" calcext:value-type="float">
            <text:p><text:s text:c="3"/>63,533</text:p>
          </table:table-cell>
          <table:table-cell table:style-name="ce27" office:value-type="float" office:value="5.75329465384514" calcext:value-type="float">
            <text:p><text:s text:c="3"/>5.75</text:p>
          </table:table-cell>
          <table:table-cell table:style-name="ce17" office:value-type="float" office:value="123945" calcext:value-type="float">
            <text:p><text:s text:c="3"/>123,945</text:p>
          </table:table-cell>
          <table:table-cell table:style-name="ce27" office:value-type="float" office:value="11.2239640166659" calcext:value-type="float">
            <text:p><text:s text:c="3"/>11.22</text:p>
          </table:table-cell>
          <table:table-cell table:style-name="ce35" office:value-type="float" office:value="86265" calcext:value-type="float">
            <text:p><text:s text:c="3"/>86,265</text:p>
          </table:table-cell>
          <table:table-cell table:style-name="ce27" office:value-type="float" office:value="7.81181375527602" calcext:value-type="float">
            <text:p><text:s text:c="3"/>7.81</text:p>
          </table:table-cell>
          <table:table-cell table:style-name="ce42" office:value-type="float" office:value="863302" calcext:value-type="float">
            <text:p><text:s text:c="3"/>863,302</text:p>
          </table:table-cell>
          <table:table-cell table:style-name="ce27" office:value-type="float" office:value="78.1771800678989" calcext:value-type="float">
            <text:p><text:s text:c="3"/>78.18</text:p>
          </table:table-cell>
          <table:table-cell table:style-name="ce35" office:value-type="float" office:value="141284" calcext:value-type="float">
            <text:p><text:s text:c="3"/>141,284</text:p>
          </table:table-cell>
          <table:table-cell table:style-name="ce53" office:value-type="float" office:value="12.7941145841351" calcext:value-type="float">
            <text:p><text:s text:c="3"/>12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456" calcext:value-type="float">
            <text:p><text:s text:c="3"/>1,243,456</text:p>
          </table:table-cell>
          <table:table-cell table:style-name="ce17" office:value-type="float" office:value="52892" calcext:value-type="float">
            <text:p><text:s text:c="3"/>52,892</text:p>
          </table:table-cell>
          <table:table-cell table:style-name="ce27" office:value-type="float" office:value="4.25362859642802" calcext:value-type="float">
            <text:p><text:s text:c="3"/>4.25</text:p>
          </table:table-cell>
          <table:table-cell table:style-name="ce17" office:value-type="float" office:value="75995" calcext:value-type="float">
            <text:p><text:s text:c="3"/>75,995</text:p>
          </table:table-cell>
          <table:table-cell table:style-name="ce27" office:value-type="float" office:value="6.11159542436564" calcext:value-type="float">
            <text:p><text:s text:c="3"/>6.11</text:p>
          </table:table-cell>
          <table:table-cell table:style-name="ce17" office:value-type="float" office:value="145193" calcext:value-type="float">
            <text:p><text:s text:c="3"/>145,193</text:p>
          </table:table-cell>
          <table:table-cell table:style-name="ce27" office:value-type="float" office:value="11.6765691749447" calcext:value-type="float">
            <text:p><text:s text:c="3"/>11.68</text:p>
          </table:table-cell>
          <table:table-cell table:style-name="ce35" office:value-type="float" office:value="100199" calcext:value-type="float">
            <text:p><text:s text:c="3"/>100,199</text:p>
          </table:table-cell>
          <table:table-cell table:style-name="ce27" office:value-type="float" office:value="8.0581057954604" calcext:value-type="float">
            <text:p><text:s text:c="3"/>8.06</text:p>
          </table:table-cell>
          <table:table-cell table:style-name="ce42" office:value-type="float" office:value="962857" calcext:value-type="float">
            <text:p><text:s text:c="3"/>962,857</text:p>
          </table:table-cell>
          <table:table-cell table:style-name="ce27" office:value-type="float" office:value="77.4339421740697" calcext:value-type="float">
            <text:p><text:s text:c="3"/>77.43</text:p>
          </table:table-cell>
          <table:table-cell table:style-name="ce35" office:value-type="float" office:value="126246" calcext:value-type="float">
            <text:p><text:s text:c="3"/>126,246</text:p>
          </table:table-cell>
          <table:table-cell table:style-name="ce53" office:value-type="float" office:value="10.1528321066447" calcext:value-type="float">
            <text:p><text:s text:c="3"/>10.1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4067" calcext:value-type="float">
            <text:p><text:s text:c="3"/>884,067</text:p>
          </table:table-cell>
          <table:table-cell table:style-name="ce17" office:value-type="float" office:value="35629" calcext:value-type="float">
            <text:p><text:s text:c="3"/>35,629</text:p>
          </table:table-cell>
          <table:table-cell table:style-name="ce27" office:value-type="float" office:value="4.03012441364738" calcext:value-type="float">
            <text:p><text:s text:c="3"/>4.03</text:p>
          </table:table-cell>
          <table:table-cell table:style-name="ce17" office:value-type="float" office:value="52404" calcext:value-type="float">
            <text:p><text:s text:c="3"/>52,404</text:p>
          </table:table-cell>
          <table:table-cell table:style-name="ce27" office:value-type="float" office:value="5.92760503446006" calcext:value-type="float">
            <text:p><text:s text:c="3"/>5.93</text:p>
          </table:table-cell>
          <table:table-cell table:style-name="ce17" office:value-type="float" office:value="103896" calcext:value-type="float">
            <text:p><text:s text:c="3"/>103,896</text:p>
          </table:table-cell>
          <table:table-cell table:style-name="ce27" office:value-type="float" office:value="11.7520504667633" calcext:value-type="float">
            <text:p><text:s text:c="3"/>11.75</text:p>
          </table:table-cell>
          <table:table-cell table:style-name="ce35" office:value-type="float" office:value="73084" calcext:value-type="float">
            <text:p><text:s text:c="3"/>73,084</text:p>
          </table:table-cell>
          <table:table-cell table:style-name="ce27" office:value-type="float" office:value="8.26679425880618" calcext:value-type="float">
            <text:p><text:s text:c="3"/>8.27</text:p>
          </table:table-cell>
          <table:table-cell table:style-name="ce42" office:value-type="float" office:value="682948" calcext:value-type="float">
            <text:p><text:s text:c="3"/>682,948</text:p>
          </table:table-cell>
          <table:table-cell table:style-name="ce27" office:value-type="float" office:value="77.2507061116409" calcext:value-type="float">
            <text:p><text:s text:c="3"/>77.25</text:p>
          </table:table-cell>
          <table:table-cell table:style-name="ce35" office:value-type="float" office:value="108893" calcext:value-type="float">
            <text:p><text:s text:c="3"/>108,893</text:p>
          </table:table-cell>
          <table:table-cell table:style-name="ce53" office:value-type="float" office:value="12.3172791202477" calcext:value-type="float">
            <text:p><text:s text:c="3"/>12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893" calcext:value-type="float">
            <text:p><text:s text:c="3"/>231,893</text:p>
          </table:table-cell>
          <table:table-cell table:style-name="ce17" office:value-type="float" office:value="10379" calcext:value-type="float">
            <text:p><text:s text:c="3"/>10,379</text:p>
          </table:table-cell>
          <table:table-cell table:style-name="ce27" office:value-type="float" office:value="4.47577115307491" calcext:value-type="float">
            <text:p><text:s text:c="3"/>4.48</text:p>
          </table:table-cell>
          <table:table-cell table:style-name="ce17" office:value-type="float" office:value="14988" calcext:value-type="float">
            <text:p><text:s text:c="3"/>14,988</text:p>
          </table:table-cell>
          <table:table-cell table:style-name="ce27" office:value-type="float" office:value="6.46332575800046" calcext:value-type="float">
            <text:p><text:s text:c="3"/>6.46</text:p>
          </table:table-cell>
          <table:table-cell table:style-name="ce17" office:value-type="float" office:value="28765" calcext:value-type="float">
            <text:p><text:s text:c="3"/>28,765</text:p>
          </table:table-cell>
          <table:table-cell table:style-name="ce27" office:value-type="float" office:value="12.4044279042489" calcext:value-type="float">
            <text:p><text:s text:c="3"/>12.40</text:p>
          </table:table-cell>
          <table:table-cell table:style-name="ce35" office:value-type="float" office:value="18748" calcext:value-type="float">
            <text:p><text:s text:c="3"/>18,748</text:p>
          </table:table-cell>
          <table:table-cell table:style-name="ce27" office:value-type="float" office:value="8.08476323131789" calcext:value-type="float">
            <text:p><text:s text:c="3"/>8.08</text:p>
          </table:table-cell>
          <table:table-cell table:style-name="ce42" office:value-type="float" office:value="178235" calcext:value-type="float">
            <text:p><text:s text:c="3"/>178,235</text:p>
          </table:table-cell>
          <table:table-cell table:style-name="ce27" office:value-type="float" office:value="76.8608798023226" calcext:value-type="float">
            <text:p><text:s text:c="3"/>76.86</text:p>
          </table:table-cell>
          <table:table-cell table:style-name="ce35" office:value-type="float" office:value="30111" calcext:value-type="float">
            <text:p><text:s text:c="3"/>30,111</text:p>
          </table:table-cell>
          <table:table-cell table:style-name="ce53" office:value-type="float" office:value="12.9848680210269" calcext:value-type="float">
            <text:p><text:s text:c="3"/>12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222" calcext:value-type="float">
            <text:p><text:s text:c="3"/>341,222</text:p>
          </table:table-cell>
          <table:table-cell table:style-name="ce17" office:value-type="float" office:value="14430" calcext:value-type="float">
            <text:p><text:s text:c="3"/>14,430</text:p>
          </table:table-cell>
          <table:table-cell table:style-name="ce27" office:value-type="float" office:value="4.22891841674921" calcext:value-type="float">
            <text:p><text:s text:c="3"/>4.23</text:p>
          </table:table-cell>
          <table:table-cell table:style-name="ce17" office:value-type="float" office:value="20994" calcext:value-type="float">
            <text:p><text:s text:c="3"/>20,994</text:p>
          </table:table-cell>
          <table:table-cell table:style-name="ce27" office:value-type="float" office:value="6.15259274021019" calcext:value-type="float">
            <text:p><text:s text:c="3"/>6.15</text:p>
          </table:table-cell>
          <table:table-cell table:style-name="ce17" office:value-type="float" office:value="41075" calcext:value-type="float">
            <text:p><text:s text:c="3"/>41,075</text:p>
          </table:table-cell>
          <table:table-cell table:style-name="ce27" office:value-type="float" office:value="12.0376177385983" calcext:value-type="float">
            <text:p><text:s text:c="3"/>12.04</text:p>
          </table:table-cell>
          <table:table-cell table:style-name="ce35" office:value-type="float" office:value="28912" calcext:value-type="float">
            <text:p><text:s text:c="3"/>28,912</text:p>
          </table:table-cell>
          <table:table-cell table:style-name="ce27" office:value-type="float" office:value="8.47307617914437" calcext:value-type="float">
            <text:p><text:s text:c="3"/>8.47</text:p>
          </table:table-cell>
          <table:table-cell table:style-name="ce42" office:value-type="float" office:value="261853" calcext:value-type="float">
            <text:p><text:s text:c="3"/>261,853</text:p>
          </table:table-cell>
          <table:table-cell table:style-name="ce27" office:value-type="float" office:value="76.7397764505219" calcext:value-type="float">
            <text:p><text:s text:c="3"/>76.74</text:p>
          </table:table-cell>
          <table:table-cell table:style-name="ce35" office:value-type="float" office:value="41948" calcext:value-type="float">
            <text:p><text:s text:c="3"/>41,948</text:p>
          </table:table-cell>
          <table:table-cell table:style-name="ce53" office:value-type="float" office:value="12.2934629068466" calcext:value-type="float">
            <text:p><text:s text:c="3"/>12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3973" calcext:value-type="float">
            <text:p><text:s text:c="3"/>93,973</text:p>
          </table:table-cell>
          <table:table-cell table:style-name="ce17" office:value-type="float" office:value="3940" calcext:value-type="float">
            <text:p><text:s text:c="3"/>3,940</text:p>
          </table:table-cell>
          <table:table-cell table:style-name="ce27" office:value-type="float" office:value="4.19269364604727" calcext:value-type="float">
            <text:p><text:s text:c="3"/>4.19</text:p>
          </table:table-cell>
          <table:table-cell table:style-name="ce17" office:value-type="float" office:value="5676" calcext:value-type="float">
            <text:p><text:s text:c="3"/>5,676</text:p>
          </table:table-cell>
          <table:table-cell table:style-name="ce27" office:value-type="float" office:value="6.04003277537165" calcext:value-type="float">
            <text:p><text:s text:c="3"/>6.04</text:p>
          </table:table-cell>
          <table:table-cell table:style-name="ce17" office:value-type="float" office:value="10692" calcext:value-type="float">
            <text:p><text:s text:c="3"/>10,692</text:p>
          </table:table-cell>
          <table:table-cell table:style-name="ce27" office:value-type="float" office:value="11.3777361582582" calcext:value-type="float">
            <text:p><text:s text:c="3"/>11.38</text:p>
          </table:table-cell>
          <table:table-cell table:style-name="ce35" office:value-type="float" office:value="6650" calcext:value-type="float">
            <text:p><text:s text:c="3"/>6,650</text:p>
          </table:table-cell>
          <table:table-cell table:style-name="ce27" office:value-type="float" office:value="7.07650069700872" calcext:value-type="float">
            <text:p><text:s text:c="3"/>7.08</text:p>
          </table:table-cell>
          <table:table-cell table:style-name="ce42" office:value-type="float" office:value="74160" calcext:value-type="float">
            <text:p><text:s text:c="3"/>74,160</text:p>
          </table:table-cell>
          <table:table-cell table:style-name="ce27" office:value-type="float" office:value="78.9162844646867" calcext:value-type="float">
            <text:p><text:s text:c="3"/>78.92</text:p>
          </table:table-cell>
          <table:table-cell table:style-name="ce35" office:value-type="float" office:value="13943" calcext:value-type="float">
            <text:p><text:s text:c="3"/>13,943</text:p>
          </table:table-cell>
          <table:table-cell table:style-name="ce53" office:value-type="float" office:value="14.8372404839688" calcext:value-type="float">
            <text:p><text:s text:c="3"/>14.8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764" calcext:value-type="float">
            <text:p><text:s text:c="3"/>388,764</text:p>
          </table:table-cell>
          <table:table-cell table:style-name="ce17" office:value-type="float" office:value="14417" calcext:value-type="float">
            <text:p><text:s text:c="3"/>14,417</text:p>
          </table:table-cell>
          <table:table-cell table:style-name="ce27" office:value-type="float" office:value="3.70841950386353" calcext:value-type="float">
            <text:p><text:s text:c="3"/>3.71</text:p>
          </table:table-cell>
          <table:table-cell table:style-name="ce17" office:value-type="float" office:value="21346" calcext:value-type="float">
            <text:p><text:s text:c="3"/>21,346</text:p>
          </table:table-cell>
          <table:table-cell table:style-name="ce27" office:value-type="float" office:value="5.49073473881326" calcext:value-type="float">
            <text:p><text:s text:c="3"/>5.49</text:p>
          </table:table-cell>
          <table:table-cell table:style-name="ce17" office:value-type="float" office:value="44100" calcext:value-type="float">
            <text:p><text:s text:c="3"/>44,100</text:p>
          </table:table-cell>
          <table:table-cell table:style-name="ce27" office:value-type="float" office:value="11.3436429299009" calcext:value-type="float">
            <text:p><text:s text:c="3"/>11.34</text:p>
          </table:table-cell>
          <table:table-cell table:style-name="ce35" office:value-type="float" office:value="33162" calcext:value-type="float">
            <text:p><text:s text:c="3"/>33,162</text:p>
          </table:table-cell>
          <table:table-cell table:style-name="ce27" office:value-type="float" office:value="8.53011081272958" calcext:value-type="float">
            <text:p><text:s text:c="3"/>8.53</text:p>
          </table:table-cell>
          <table:table-cell table:style-name="ce42" office:value-type="float" office:value="300365" calcext:value-type="float">
            <text:p><text:s text:c="3"/>300,365</text:p>
          </table:table-cell>
          <table:table-cell table:style-name="ce27" office:value-type="float" office:value="77.2615262730088" calcext:value-type="float">
            <text:p><text:s text:c="3"/>77.26</text:p>
          </table:table-cell>
          <table:table-cell table:style-name="ce35" office:value-type="float" office:value="42110" calcext:value-type="float">
            <text:p><text:s text:c="3"/>42,110</text:p>
          </table:table-cell>
          <table:table-cell table:style-name="ce53" office:value-type="float" office:value="10.8317642580074" calcext:value-type="float">
            <text:p><text:s text:c="3"/>10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7319" calcext:value-type="float">
            <text:p><text:s text:c="3"/>407,319</text:p>
          </table:table-cell>
          <table:table-cell table:style-name="ce17" office:value-type="float" office:value="24408" calcext:value-type="float">
            <text:p><text:s text:c="3"/>24,408</text:p>
          </table:table-cell>
          <table:table-cell table:style-name="ce27" office:value-type="float" office:value="5.99235488646491" calcext:value-type="float">
            <text:p><text:s text:c="3"/>5.99</text:p>
          </table:table-cell>
          <table:table-cell table:style-name="ce17" office:value-type="float" office:value="34564" calcext:value-type="float">
            <text:p><text:s text:c="3"/>34,564</text:p>
          </table:table-cell>
          <table:table-cell table:style-name="ce27" office:value-type="float" office:value="8.48573231300283" calcext:value-type="float">
            <text:p><text:s text:c="3"/>8.49</text:p>
          </table:table-cell>
          <table:table-cell table:style-name="ce17" office:value-type="float" office:value="63292" calcext:value-type="float">
            <text:p><text:s text:c="3"/>63,292</text:p>
          </table:table-cell>
          <table:table-cell table:style-name="ce27" office:value-type="float" office:value="15.5386809846828" calcext:value-type="float">
            <text:p><text:s text:c="3"/>15.54</text:p>
          </table:table-cell>
          <table:table-cell table:style-name="ce35" office:value-type="float" office:value="35316" calcext:value-type="float">
            <text:p><text:s text:c="3"/>35,316</text:p>
          </table:table-cell>
          <table:table-cell table:style-name="ce27" office:value-type="float" office:value="8.67035419413285" calcext:value-type="float">
            <text:p><text:s text:c="3"/>8.67</text:p>
          </table:table-cell>
          <table:table-cell table:style-name="ce42" office:value-type="float" office:value="297628" calcext:value-type="float">
            <text:p><text:s text:c="3"/>297,628</text:p>
          </table:table-cell>
          <table:table-cell table:style-name="ce27" office:value-type="float" office:value="73.0700016449024" calcext:value-type="float">
            <text:p><text:s text:c="3"/>73.07</text:p>
          </table:table-cell>
          <table:table-cell table:style-name="ce35" office:value-type="float" office:value="37906" calcext:value-type="float">
            <text:p><text:s text:c="3"/>37,906</text:p>
          </table:table-cell>
          <table:table-cell table:style-name="ce53" office:value-type="float" office:value="9.30621944962057" calcext:value-type="float">
            <text:p><text:s text:c="3"/>9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8537" calcext:value-type="float">
            <text:p><text:s text:c="3"/>1,068,537</text:p>
          </table:table-cell>
          <table:table-cell table:style-name="ce17" office:value-type="float" office:value="48781" calcext:value-type="float">
            <text:p><text:s text:c="3"/>48,781</text:p>
          </table:table-cell>
          <table:table-cell table:style-name="ce27" office:value-type="float" office:value="4.56521393269489" calcext:value-type="float">
            <text:p><text:s text:c="3"/>4.57</text:p>
          </table:table-cell>
          <table:table-cell table:style-name="ce17" office:value-type="float" office:value="72718" calcext:value-type="float">
            <text:p><text:s text:c="3"/>72,718</text:p>
          </table:table-cell>
          <table:table-cell table:style-name="ce27" office:value-type="float" office:value="6.80537969204623" calcext:value-type="float">
            <text:p><text:s text:c="3"/>6.81</text:p>
          </table:table-cell>
          <table:table-cell table:style-name="ce17" office:value-type="float" office:value="150010" calcext:value-type="float">
            <text:p><text:s text:c="3"/>150,010</text:p>
          </table:table-cell>
          <table:table-cell table:style-name="ce27" office:value-type="float" office:value="14.0388213042693" calcext:value-type="float">
            <text:p><text:s text:c="3"/>14.04</text:p>
          </table:table-cell>
          <table:table-cell table:style-name="ce35" office:value-type="float" office:value="100644" calcext:value-type="float">
            <text:p><text:s text:c="3"/>100,644</text:p>
          </table:table-cell>
          <table:table-cell table:style-name="ce27" office:value-type="float" office:value="9.41885961833797" calcext:value-type="float">
            <text:p><text:s text:c="3"/>9.42</text:p>
          </table:table-cell>
          <table:table-cell table:style-name="ce42" office:value-type="float" office:value="787162" calcext:value-type="float">
            <text:p><text:s text:c="3"/>787,162</text:p>
          </table:table-cell>
          <table:table-cell table:style-name="ce27" office:value-type="float" office:value="73.6672665523047" calcext:value-type="float">
            <text:p><text:s text:c="3"/>73.67</text:p>
          </table:table-cell>
          <table:table-cell table:style-name="ce35" office:value-type="float" office:value="85245" calcext:value-type="float">
            <text:p><text:s text:c="3"/>85,245</text:p>
          </table:table-cell>
          <table:table-cell table:style-name="ce53" office:value-type="float" office:value="7.97773029852967" calcext:value-type="float">
            <text:p><text:s text:c="3"/>7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068" calcext:value-type="float">
            <text:p><text:s text:c="3"/>274,068</text:p>
          </table:table-cell>
          <table:table-cell table:style-name="ce17" office:value-type="float" office:value="11280" calcext:value-type="float">
            <text:p><text:s text:c="3"/>11,280</text:p>
          </table:table-cell>
          <table:table-cell table:style-name="ce27" office:value-type="float" office:value="4.11576688996891" calcext:value-type="float">
            <text:p><text:s text:c="3"/>4.12</text:p>
          </table:table-cell>
          <table:table-cell table:style-name="ce17" office:value-type="float" office:value="17433" calcext:value-type="float">
            <text:p><text:s text:c="3"/>17,433</text:p>
          </table:table-cell>
          <table:table-cell table:style-name="ce27" office:value-type="float" office:value="6.36083015893866" calcext:value-type="float">
            <text:p><text:s text:c="3"/>6.36</text:p>
          </table:table-cell>
          <table:table-cell table:style-name="ce17" office:value-type="float" office:value="37624" calcext:value-type="float">
            <text:p><text:s text:c="3"/>37,624</text:p>
          </table:table-cell>
          <table:table-cell table:style-name="ce27" office:value-type="float" office:value="13.7279799173928" calcext:value-type="float">
            <text:p><text:s text:c="3"/>13.73</text:p>
          </table:table-cell>
          <table:table-cell table:style-name="ce35" office:value-type="float" office:value="25613" calcext:value-type="float">
            <text:p><text:s text:c="3"/>25,613</text:p>
          </table:table-cell>
          <table:table-cell table:style-name="ce27" office:value-type="float" office:value="9.3454909000686" calcext:value-type="float">
            <text:p><text:s text:c="3"/>9.35</text:p>
          </table:table-cell>
          <table:table-cell table:style-name="ce42" office:value-type="float" office:value="203289" calcext:value-type="float">
            <text:p><text:s text:c="3"/>203,289</text:p>
          </table:table-cell>
          <table:table-cell table:style-name="ce27" office:value-type="float" office:value="74.1746573842988" calcext:value-type="float">
            <text:p><text:s text:c="3"/>74.17</text:p>
          </table:table-cell>
          <table:table-cell table:style-name="ce35" office:value-type="float" office:value="29294" calcext:value-type="float">
            <text:p><text:s text:c="3"/>29,294</text:p>
          </table:table-cell>
          <table:table-cell table:style-name="ce53" office:value-type="float" office:value="10.6885882335771" calcext:value-type="float">
            <text:p><text:s text:c="3"/>10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9389" calcext:value-type="float">
            <text:p><text:s text:c="3"/>769,389</text:p>
          </table:table-cell>
          <table:table-cell table:style-name="ce17" office:value-type="float" office:value="32362" calcext:value-type="float">
            <text:p><text:s text:c="3"/>32,362</text:p>
          </table:table-cell>
          <table:table-cell table:style-name="ce27" office:value-type="float" office:value="4.20619478573258" calcext:value-type="float">
            <text:p><text:s text:c="3"/>4.21</text:p>
          </table:table-cell>
          <table:table-cell table:style-name="ce17" office:value-type="float" office:value="47234" calcext:value-type="float">
            <text:p><text:s text:c="3"/>47,234</text:p>
          </table:table-cell>
          <table:table-cell table:style-name="ce27" office:value-type="float" office:value="6.13915717536903" calcext:value-type="float">
            <text:p><text:s text:c="3"/>6.14</text:p>
          </table:table-cell>
          <table:table-cell table:style-name="ce17" office:value-type="float" office:value="95103" calcext:value-type="float">
            <text:p><text:s text:c="3"/>95,103</text:p>
          </table:table-cell>
          <table:table-cell table:style-name="ce27" office:value-type="float" office:value="12.3608473736952" calcext:value-type="float">
            <text:p><text:s text:c="3"/>12.36</text:p>
          </table:table-cell>
          <table:table-cell table:style-name="ce35" office:value-type="float" office:value="65832" calcext:value-type="float">
            <text:p><text:s text:c="3"/>65,832</text:p>
          </table:table-cell>
          <table:table-cell table:style-name="ce27" office:value-type="float" office:value="8.55639994853059" calcext:value-type="float">
            <text:p><text:s text:c="3"/>8.56</text:p>
          </table:table-cell>
          <table:table-cell table:style-name="ce42" office:value-type="float" office:value="587033" calcext:value-type="float">
            <text:p><text:s text:c="3"/>587,033</text:p>
          </table:table-cell>
          <table:table-cell table:style-name="ce27" office:value-type="float" office:value="76.2985953789306" calcext:value-type="float">
            <text:p><text:s text:c="3"/>76.30</text:p>
          </table:table-cell>
          <table:table-cell table:style-name="ce35" office:value-type="float" office:value="72149" calcext:value-type="float">
            <text:p><text:s text:c="3"/>72,149</text:p>
          </table:table-cell>
          <table:table-cell table:style-name="ce53" office:value-type="float" office:value="9.37744106037388" calcext:value-type="float">
            <text:p><text:s text:c="3"/>9.3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19920" calcext:value-type="float">
            <text:p><text:s text:c="3"/>2,619,920</text:p>
          </table:table-cell>
          <table:table-cell table:style-name="ce18" office:value-type="float" office:value="109488" calcext:value-type="float">
            <text:p><text:s text:c="3"/>109,488</text:p>
          </table:table-cell>
          <table:table-cell table:style-name="ce26" office:value-type="float" office:value="4.17905890256191" calcext:value-type="float">
            <text:p><text:s text:c="3"/>4.18</text:p>
          </table:table-cell>
          <table:table-cell table:style-name="ce18" office:value-type="float" office:value="156476" calcext:value-type="float">
            <text:p><text:s text:c="3"/>156,476</text:p>
          </table:table-cell>
          <table:table-cell table:style-name="ce26" office:value-type="float" office:value="5.97254878011542" calcext:value-type="float">
            <text:p><text:s text:c="3"/>5.97</text:p>
          </table:table-cell>
          <table:table-cell table:style-name="ce18" office:value-type="float" office:value="302790" calcext:value-type="float">
            <text:p><text:s text:c="3"/>302,790</text:p>
          </table:table-cell>
          <table:table-cell table:style-name="ce26" office:value-type="float" office:value="11.5572231213167" calcext:value-type="float">
            <text:p><text:s text:c="3"/>11.56</text:p>
          </table:table-cell>
          <table:table-cell table:style-name="ce36" office:value-type="float" office:value="198609" calcext:value-type="float">
            <text:p><text:s text:c="3"/>198,609</text:p>
          </table:table-cell>
          <table:table-cell table:style-name="ce26" office:value-type="float" office:value="7.58072765580628" calcext:value-type="float">
            <text:p><text:s text:c="3"/>7.58</text:p>
          </table:table-cell>
          <table:table-cell table:style-name="ce43" office:value-type="float" office:value="2054769" calcext:value-type="float">
            <text:p><text:s text:c="3"/>2,054,769</text:p>
          </table:table-cell>
          <table:table-cell table:style-name="ce26" office:value-type="float" office:value="78.4286924791597" calcext:value-type="float">
            <text:p><text:s text:c="3"/>78.43</text:p>
          </table:table-cell>
          <table:table-cell table:style-name="ce36" office:value-type="float" office:value="324793" calcext:value-type="float">
            <text:p><text:s text:c="3"/>324,793</text:p>
          </table:table-cell>
          <table:table-cell table:style-name="ce52" office:value-type="float" office:value="12.3970579254328" calcext:value-type="float">
            <text:p><text:s text:c="3"/>12.4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6594" calcext:value-type="float">
            <text:p><text:s text:c="3"/>1,526,594</text:p>
          </table:table-cell>
          <table:table-cell table:style-name="ce18" office:value-type="float" office:value="61417" calcext:value-type="float">
            <text:p><text:s text:c="3"/>61,417</text:p>
          </table:table-cell>
          <table:table-cell table:style-name="ce26" office:value-type="float" office:value="4.02313909264677" calcext:value-type="float">
            <text:p><text:s text:c="3"/>4.02</text:p>
          </table:table-cell>
          <table:table-cell table:style-name="ce18" office:value-type="float" office:value="90836" calcext:value-type="float">
            <text:p><text:s text:c="3"/>90,836</text:p>
          </table:table-cell>
          <table:table-cell table:style-name="ce26" office:value-type="float" office:value="5.95023955288702" calcext:value-type="float">
            <text:p><text:s text:c="3"/>5.95</text:p>
          </table:table-cell>
          <table:table-cell table:style-name="ce18" office:value-type="float" office:value="182965" calcext:value-type="float">
            <text:p><text:s text:c="3"/>182,965</text:p>
          </table:table-cell>
          <table:table-cell table:style-name="ce26" office:value-type="float" office:value="11.9851774604119" calcext:value-type="float">
            <text:p><text:s text:c="3"/>11.99</text:p>
          </table:table-cell>
          <table:table-cell table:style-name="ce36" office:value-type="float" office:value="123907" calcext:value-type="float">
            <text:p><text:s text:c="3"/>123,907</text:p>
          </table:table-cell>
          <table:table-cell table:style-name="ce26" office:value-type="float" office:value="8.11656537363569" calcext:value-type="float">
            <text:p><text:s text:c="3"/>8.12</text:p>
          </table:table-cell>
          <table:table-cell table:style-name="ce43" office:value-type="float" office:value="1179655" calcext:value-type="float">
            <text:p><text:s text:c="3"/>1,179,655</text:p>
          </table:table-cell>
          <table:table-cell table:style-name="ce26" office:value-type="float" office:value="77.2736562570009" calcext:value-type="float">
            <text:p><text:s text:c="3"/>77.27</text:p>
          </table:table-cell>
          <table:table-cell table:style-name="ce36" office:value-type="float" office:value="147586" calcext:value-type="float">
            <text:p><text:s text:c="3"/>147,586</text:p>
          </table:table-cell>
          <table:table-cell table:style-name="ce52" office:value-type="float" office:value="9.66766540416116" calcext:value-type="float">
            <text:p><text:s text:c="3"/>9.6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6025" calcext:value-type="float">
            <text:p><text:s text:c="3"/>96,025</text:p>
          </table:table-cell>
          <table:table-cell table:style-name="ce18" office:value-type="float" office:value="4907" calcext:value-type="float">
            <text:p><text:s text:c="3"/>4,907</text:p>
          </table:table-cell>
          <table:table-cell table:style-name="ce26" office:value-type="float" office:value="5.11012757094507" calcext:value-type="float">
            <text:p><text:s text:c="3"/>5.11</text:p>
          </table:table-cell>
          <table:table-cell table:style-name="ce18" office:value-type="float" office:value="6549" calcext:value-type="float">
            <text:p><text:s text:c="3"/>6,549</text:p>
          </table:table-cell>
          <table:table-cell table:style-name="ce26" office:value-type="float" office:value="6.82009893256964" calcext:value-type="float">
            <text:p><text:s text:c="3"/>6.82</text:p>
          </table:table-cell>
          <table:table-cell table:style-name="ce18" office:value-type="float" office:value="10734" calcext:value-type="float">
            <text:p><text:s text:c="3"/>10,734</text:p>
          </table:table-cell>
          <table:table-cell table:style-name="ce26" office:value-type="float" office:value="11.1783389742255" calcext:value-type="float">
            <text:p><text:s text:c="3"/>11.18</text:p>
          </table:table-cell>
          <table:table-cell table:style-name="ce36" office:value-type="float" office:value="5851" calcext:value-type="float">
            <text:p><text:s text:c="3"/>5,851</text:p>
          </table:table-cell>
          <table:table-cell table:style-name="ce26" office:value-type="float" office:value="6.09320489455871" calcext:value-type="float">
            <text:p><text:s text:c="3"/>6.09</text:p>
          </table:table-cell>
          <table:table-cell table:style-name="ce43" office:value-type="float" office:value="76820" calcext:value-type="float">
            <text:p><text:s text:c="3"/>76,820</text:p>
          </table:table-cell>
          <table:table-cell table:style-name="ce26" office:value-type="float" office:value="80" calcext:value-type="float">
            <text:p><text:s text:c="3"/>80.00</text:p>
          </table:table-cell>
          <table:table-cell table:style-name="ce36" office:value-type="float" office:value="11828" calcext:value-type="float">
            <text:p><text:s text:c="3"/>11,828</text:p>
          </table:table-cell>
          <table:table-cell table:style-name="ce52" office:value-type="float" office:value="12.3176256183286" calcext:value-type="float">
            <text:p><text:s text:c="3"/>12.3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6264" calcext:value-type="float">
            <text:p><text:s text:c="3"/>86,264</text:p>
          </table:table-cell>
          <table:table-cell table:style-name="ce17" office:value-type="float" office:value="4424" calcext:value-type="float">
            <text:p><text:s text:c="3"/>4,424</text:p>
          </table:table-cell>
          <table:table-cell table:style-name="ce27" office:value-type="float" office:value="5.12844291941018" calcext:value-type="float">
            <text:p><text:s text:c="3"/>5.13</text:p>
          </table:table-cell>
          <table:table-cell table:style-name="ce17" office:value-type="float" office:value="5877" calcext:value-type="float">
            <text:p><text:s text:c="3"/>5,877</text:p>
          </table:table-cell>
          <table:table-cell table:style-name="ce27" office:value-type="float" office:value="6.81280719651303" calcext:value-type="float">
            <text:p><text:s text:c="3"/>6.81</text:p>
          </table:table-cell>
          <table:table-cell table:style-name="ce17" office:value-type="float" office:value="9586" calcext:value-type="float">
            <text:p><text:s text:c="3"/>9,586</text:p>
          </table:table-cell>
          <table:table-cell table:style-name="ce27" office:value-type="float" office:value="11.1123991468052" calcext:value-type="float">
            <text:p><text:s text:c="3"/>11.11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27" office:value-type="float" office:value="6.03844013725308" calcext:value-type="float">
            <text:p><text:s text:c="3"/>6.04</text:p>
          </table:table-cell>
          <table:table-cell table:style-name="ce42" office:value-type="float" office:value="69106" calcext:value-type="float">
            <text:p><text:s text:c="3"/>69,106</text:p>
          </table:table-cell>
          <table:table-cell table:style-name="ce27" office:value-type="float" office:value="80.1098952054159" calcext:value-type="float">
            <text:p><text:s text:c="3"/>80.11</text:p>
          </table:table-cell>
          <table:table-cell table:style-name="ce35" office:value-type="float" office:value="10875" calcext:value-type="float">
            <text:p><text:s text:c="3"/>10,875</text:p>
          </table:table-cell>
          <table:table-cell table:style-name="ce53" office:value-type="float" office:value="12.6066493554669" calcext:value-type="float">
            <text:p><text:s text:c="3"/>12.61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761" calcext:value-type="float">
            <text:p><text:s text:c="3"/>9,761</text:p>
          </table:table-cell>
          <table:table-cell table:style-name="ce19" office:value-type="float" office:value="483" calcext:value-type="float">
            <text:p><text:s text:c="3"/>483</text:p>
          </table:table-cell>
          <table:table-cell table:style-name="ce28" office:value-type="float" office:value="4.94826349759246" calcext:value-type="float">
            <text:p><text:s text:c="3"/>4.95</text:p>
          </table:table-cell>
          <table:table-cell table:style-name="ce19" office:value-type="float" office:value="672" calcext:value-type="float">
            <text:p><text:s text:c="3"/>672</text:p>
          </table:table-cell>
          <table:table-cell table:style-name="ce28" office:value-type="float" office:value="6.88454051838951" calcext:value-type="float">
            <text:p><text:s text:c="3"/>6.88</text:p>
          </table:table-cell>
          <table:table-cell table:style-name="ce19" office:value-type="float" office:value="1148" calcext:value-type="float">
            <text:p><text:s text:c="3"/>1,148</text:p>
          </table:table-cell>
          <table:table-cell table:style-name="ce28" office:value-type="float" office:value="11.7610900522487" calcext:value-type="float">
            <text:p><text:s text:c="3"/>11.76</text:p>
          </table:table-cell>
          <table:table-cell table:style-name="ce37" office:value-type="float" office:value="642" calcext:value-type="float">
            <text:p><text:s text:c="3"/>642</text:p>
          </table:table-cell>
          <table:table-cell table:style-name="ce28" office:value-type="float" office:value="6.57719495953284" calcext:value-type="float">
            <text:p><text:s text:c="3"/>6.58</text:p>
          </table:table-cell>
          <table:table-cell table:style-name="ce44" office:value-type="float" office:value="7714" calcext:value-type="float">
            <text:p><text:s text:c="3"/>7,714</text:p>
          </table:table-cell>
          <table:table-cell table:style-name="ce28" office:value-type="float" office:value="79.0287880340129" calcext:value-type="float">
            <text:p><text:s text:c="3"/>79.03</text:p>
          </table:table-cell>
          <table:table-cell table:style-name="ce37" office:value-type="float" office:value="953" calcext:value-type="float">
            <text:p><text:s text:c="3"/>953</text:p>
          </table:table-cell>
          <table:table-cell table:style-name="ce54" office:value-type="float" office:value="9.76334391968036" calcext:value-type="float">
            <text:p><text:s text:c="3"/>9.76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8年4月7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4-07T09:52:07</meta:creation-date>
    <dc:creator>user</dc:creator>
    <dc:date>2009-04-07T10:25:54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